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8819in"/>
    </style:style>
    <style:style style:name="Table1.C" style:family="table-column">
      <style:table-column-properties style:column-width="0.1181in"/>
    </style:style>
    <style:style style:name="Table1.D" style:family="table-column">
      <style:table-column-properties style:column-width="1.312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" fo:font-style="normal" officeooo:rsid="005eae6e" officeooo:paragraph-rsid="005eae6e" style:font-style-asian="normal" style:font-style-complex="normal"/>
    </style:style>
    <style:style style:name="P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828452" officeooo:paragraph-rsid="00828452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28452" officeooo:paragraph-rsid="00828452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3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3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7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8a72cb" style:font-size-asian="11pt" style:font-size-complex="11pt"/>
    </style:style>
    <style:style style:name="P3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0da007" style:font-size-asian="11pt" style:font-size-complex="11pt"/>
    </style:style>
    <style:style style:name="P39" style:family="paragraph" style:parent-style-name="Table_20_Contents" style:list-style-name="L3">
      <style:paragraph-properties fo:margin-top="0in" fo:margin-bottom="0.0201in" loext:contextual-spacing="false"/>
      <style:text-properties style:font-name="Linux Libertine" fo:font-size="11pt" officeooo:paragraph-rsid="00103ce5" style:font-size-asian="11pt" style:font-size-complex="11pt"/>
    </style:style>
    <style:style style:name="P40" style:family="paragraph" style:parent-style-name="Table_20_Contents" style:list-style-name="L4">
      <style:paragraph-properties fo:margin-top="0in" fo:margin-bottom="0.0201in" loext:contextual-spacing="false"/>
      <style:text-properties style:font-name="Linux Libertine" fo:font-size="11pt" officeooo:paragraph-rsid="002cfe24" style:font-size-asian="11pt" style:font-size-complex="11pt"/>
    </style:style>
    <style:style style:name="P4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42" style:family="paragraph" style:parent-style-name="Table_20_Contents" style:list-style-name="L2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43" style:family="paragraph" style:parent-style-name="Table_20_Contents" style:list-style-name="L3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44" style:family="paragraph" style:parent-style-name="Table_20_Contents" style:list-style-name="L5">
      <style:paragraph-properties fo:margin-top="0in" fo:margin-bottom="0.0201in" loext:contextual-spacing="false"/>
      <style:text-properties style:font-name="Linux Libertine" fo:font-size="11pt" fo:font-weight="normal" officeooo:rsid="002ac7f3" officeooo:paragraph-rsid="0090cca8" style:font-size-asian="11pt" style:font-weight-asian="normal" style:font-size-complex="11pt" style:font-weight-complex="normal"/>
    </style:style>
    <style:style style:name="P45" style:family="paragraph" style:parent-style-name="Table_20_Contents" style:list-style-name="L6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6" style:family="paragraph" style:parent-style-name="Table_20_Contents" style:list-style-name="L6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officeooo:rsid="00103ce5"/>
    </style:style>
    <style:style style:name="T5" style:family="text">
      <style:text-properties style:text-position="super 58%" fo:font-weight="normal" officeooo:rsid="001cd71f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8325" style:font-weight-asian="normal" style:font-weight-complex="normal"/>
    </style:style>
    <style:style style:name="T8" style:family="text">
      <style:text-properties fo:font-weight="normal" officeooo:rsid="00257c19" style:font-weight-asian="normal" style:font-weight-complex="normal"/>
    </style:style>
    <style:style style:name="T9" style:family="text">
      <style:text-properties fo:font-weight="normal" officeooo:rsid="0025f087" style:font-weight-asian="normal" style:font-weight-complex="normal"/>
    </style:style>
    <style:style style:name="T10" style:family="text">
      <style:text-properties fo:font-weight="normal" officeooo:rsid="005e91fb" style:font-weight-asian="normal" style:font-weight-complex="normal"/>
    </style:style>
    <style:style style:name="T11" style:family="text">
      <style:text-properties fo:font-weight="normal" officeooo:rsid="0062ffc7" style:font-weight-asian="normal" style:font-weight-complex="normal"/>
    </style:style>
    <style:style style:name="T12" style:family="text">
      <style:text-properties fo:font-weight="normal" officeooo:rsid="00697942" style:font-weight-asian="normal" style:font-weight-complex="normal"/>
    </style:style>
    <style:style style:name="T13" style:family="text">
      <style:text-properties fo:font-weight="normal" officeooo:rsid="0089294f" style:font-weight-asian="normal" style:font-weight-complex="normal"/>
    </style:style>
    <style:style style:name="T14" style:family="text">
      <style:text-properties fo:font-weight="normal" officeooo:rsid="003569e0" style:font-weight-asian="normal" style:font-weight-complex="normal"/>
    </style:style>
    <style:style style:name="T15" style:family="text">
      <style:text-properties fo:font-weight="normal" officeooo:rsid="000da007" style:font-weight-asian="normal" style:font-weight-complex="normal"/>
    </style:style>
    <style:style style:name="T16" style:family="text">
      <style:text-properties fo:font-weight="normal" officeooo:rsid="0028276d" style:font-weight-asian="normal" style:font-weight-complex="normal"/>
    </style:style>
    <style:style style:name="T17" style:family="text">
      <style:text-properties fo:font-weight="normal" officeooo:rsid="00103ce5" style:font-weight-asian="normal" style:font-weight-complex="normal"/>
    </style:style>
    <style:style style:name="T18" style:family="text">
      <style:text-properties fo:font-weight="normal" officeooo:rsid="001cd71f" style:font-weight-asian="normal" style:font-weight-complex="normal"/>
    </style:style>
    <style:style style:name="T19" style:family="text">
      <style:text-properties fo:font-weight="normal" officeooo:rsid="002cfe24" style:font-weight-asian="normal" style:font-weight-complex="normal"/>
    </style:style>
    <style:style style:name="T20" style:family="text">
      <style:text-properties fo:font-weight="normal" officeooo:rsid="003ab274" style:font-weight-asian="normal" style:font-weight-complex="normal"/>
    </style:style>
    <style:style style:name="T21" style:family="text">
      <style:text-properties fo:font-weight="normal" officeooo:rsid="004a0fdd" style:font-weight-asian="normal" style:font-weight-complex="normal"/>
    </style:style>
    <style:style style:name="T22" style:family="text">
      <style:text-properties fo:font-weight="normal" officeooo:rsid="00412e07" style:font-weight-asian="normal" style:font-weight-complex="normal"/>
    </style:style>
    <style:style style:name="T23" style:family="text">
      <style:text-properties fo:font-weight="normal" officeooo:rsid="008f95df" style:font-weight-asian="normal" style:font-weight-complex="normal"/>
    </style:style>
    <style:style style:name="T24" style:family="text">
      <style:text-properties officeooo:rsid="0025f41d"/>
    </style:style>
    <style:style style:name="T25" style:family="text">
      <style:text-properties officeooo:rsid="0028276d"/>
    </style:style>
    <style:style style:name="T26" style:family="text">
      <style:text-properties officeooo:rsid="002cfe24"/>
    </style:style>
    <style:style style:name="T27" style:family="text">
      <style:text-properties officeooo:rsid="004dd4db"/>
    </style:style>
    <style:style style:name="T28" style:family="text">
      <style:text-properties officeooo:rsid="004f73cb"/>
    </style:style>
    <style:style style:name="T29" style:family="text">
      <style:text-properties officeooo:rsid="005080c2"/>
    </style:style>
    <style:style style:name="T30" style:family="text">
      <style:text-properties officeooo:rsid="00514c0a"/>
    </style:style>
    <style:style style:name="T31" style:family="text">
      <style:text-properties officeooo:rsid="005b4a3c"/>
    </style:style>
    <style:style style:name="T32" style:family="text">
      <style:text-properties officeooo:rsid="005cb1a6"/>
    </style:style>
    <style:style style:name="T33" style:family="text">
      <style:text-properties fo:font-size="16pt" officeooo:rsid="0016a030" style:font-size-asian="16pt" style:font-size-complex="16pt"/>
    </style:style>
    <style:style style:name="T34" style:family="text">
      <style:text-properties fo:font-size="16pt" officeooo:rsid="0087a1f4" style:font-size-asian="16pt" style:font-size-complex="1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officeooo:rsid="006f2dbb"/>
    </style:style>
    <style:style style:name="T37" style:family="text">
      <style:text-properties officeooo:rsid="00828452"/>
    </style:style>
    <style:style style:name="T38" style:family="text">
      <style:text-properties officeooo:rsid="0085d603"/>
    </style:style>
    <style:style style:name="T39" style:family="text">
      <style:text-properties officeooo:rsid="008f95df"/>
    </style:style>
    <style:style style:name="T40" style:family="text">
      <style:text-properties officeooo:rsid="0090a570"/>
    </style:style>
    <style:style style:name="T41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pan text:style-name="T35">C</text:span><text:span text:style-name="T33">HRISTOPHER</text:span> <text:span text:style-name="T35">S. C</text:span><text:span text:style-name="T33">ORLEY, </text:span><text:span text:style-name="T34">PhD</text:span></text:p>
          </table:table-cell>
          <table:table-cell table:style-name="Table1.A1" office:value-type="string">
            <text:p text:style-name="P34"><text:span text:style-name="T37">Chattanooga</text:span>, <text:span text:style-name="T37">TN</text:span></text:p>
            <text:p text:style-name="P35">http<text:span text:style-name="T38">s</text:span>://christop.club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256-668-3424</text:p>
            <text:p text:style-name="P33">cscorley@ua.edu</text:p>
          </table:table-cell>
        </table:table-row>
      </table:table>
      <text:p text:style-name="P1"><draw:line text:anchor-type="paragraph" draw:z-index="0" draw:style-name="gr1" draw:text-style-name="P47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PhD, Computer Science</text:p>
            <text:p text:style-name="P16">University of Alabama</text:p>
          </table:table-cell>
          <table:table-cell table:style-name="Table2.A1" office:value-type="string">
            <text:p text:style-name="P22">May 201<text:span text:style-name="T37">8</text:span></text:p>
            <text:p text:style-name="P27">Tuscaloosa, AL, USA</text:p>
          </table:table-cell>
        </table:table-row>
        <table:table-row>
          <table:table-cell table:style-name="Table2.A1" office:value-type="string">
            <text:p text:style-name="P6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2">August 2014</text:p>
            <text:p text:style-name="P27">Tuscaloosa, AL, USA</text:p>
          </table:table-cell>
        </table:table-row>
        <table:table-row>
          <table:table-cell table:style-name="Table2.A1" office:value-type="string">
            <text:p text:style-name="P6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6">May 2011</text:p>
            <text:p text:style-name="P23"><text:span text:style-name="T2">Florence</text:span><text:span text:style-name="T1">, AL, USA</text:span></text:p>
          </table:table-cell>
        </table:table-row>
      </table:table>
      <text:p text:style-name="P2"><draw:line text:anchor-type="paragraph" draw:z-index="1" draw:style-name="gr1" draw:text-style-name="P47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0">Senior </text:span>Software Engineer</text:p>
            <text:p text:style-name="P20">Coyote Logistics</text:p>
            <text:list xml:id="list4035770260" text:style-name="L1">
              <text:list-item>
                <text:p text:style-name="P37"><text:span text:style-name="T14">L</text:span><text:span text:style-name="T6">ead developer for projects using Elasticsearch</text:span></text:p>
              </text:list-item>
              <text:list-item>
                <text:p text:style-name="P37"><text:span text:style-name="T14">B</text:span><text:span text:style-name="T6">ackend developer maintaining critical internal business infrastructure</text:span></text:p>
              </text:list-item>
            </text:list>
          </table:table-cell>
          <table:table-cell table:style-name="Table3.A1" office:value-type="string">
            <text:p text:style-name="P23">201<text:span text:style-name="T37">6 – </text:span></text:p>
            <text:p text:style-name="P31"><text:span text:style-name="T37">Chattanooga</text:span>, <text:span text:style-name="T37">TN</text:span>, USA</text:p>
          </table:table-cell>
        </table:table-row>
        <table:table-row>
          <table:table-cell table:style-name="Table3.A1" office:value-type="string">
            <text:p text:style-name="P8">Visiting Researcher / Research Developer</text:p>
            <text:p text:style-name="P21">ABB Corporate Research</text:p>
            <text:list xml:id="list180206088096617" text:continue-numbering="true" text:style-name="L1">
              <text:list-item>
                <text:p text:style-name="P38"><text:span text:style-name="T15">Created &amp; lead </text:span><text:span text:style-name="T16">project</text:span><text:span text:style-name="T15"> to reduce interruptions of knowledge worker</text:span><text:span text:style-name="T14">s</text:span></text:p>
              </text:list-item>
              <text:list-item>
                <text:p text:style-name="P41">Maintained web service for hundreds of internal users</text:p>
              </text:list-item>
            </text:list>
          </table:table-cell>
          <table:table-cell table:style-name="Table3.A1" office:value-type="string">
            <text:p text:style-name="P23">201<text:span text:style-name="T3">5 – 2016</text:span></text:p>
            <text:p text:style-name="P31">Raleigh, NC, USA</text:p>
          </table:table-cell>
        </table:table-row>
        <table:table-row>
          <table:table-cell table:style-name="Table3.A1" office:value-type="string">
            <text:p text:style-name="P8"><text:span text:style-name="T25">Graduate </text:span>Research Assistant</text:p>
            <text:p text:style-name="P17"><text:span text:style-name="T3">Department of Computer Science, </text:span>University of Alabama</text:p>
            <text:list xml:id="list3636619959" text:style-name="L2">
              <text:list-item>
                <text:p text:style-name="P42">Performed research related to Software Security</text:p>
              </text:list-item>
              <text:list-item>
                <text:p text:style-name="P42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3"><text:span text:style-name="T3">Fall</text:span> 2014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9"><text:span text:style-name="T25">Graduate </text:span>Teaching Assistant</text:p>
            <text:p text:style-name="P18"><text:span text:style-name="T3">Department of Computer Science, </text:span>University of Alabama</text:p>
            <text:list xml:id="list1982667817" text:style-name="L3">
              <text:list-item>
                <text:p text:style-name="P39"><text:span text:style-name="T17">Taught </text:span><text:span text:style-name="T18">1</text:span><text:span text:style-name="T5">st</text:span><text:span text:style-name="T18"> &amp; 2</text:span><text:span text:style-name="T5">nd</text:span><text:span text:style-name="T18"> year students</text:span></text:p>
              </text:list-item>
              <text:list-item>
                <text:p text:style-name="P43">Courses: Programming II &amp; Software Engineering</text:p>
              </text:list-item>
            </text:list>
          </table:table-cell>
          <table:table-cell table:style-name="Table3.A1" office:value-type="string">
            <text:p text:style-name="P24"><text:span text:style-name="T24">Spring</text:span> 201<text:span text:style-name="T4">3 – Spring 2014</text:span></text:p>
            <text:p text:style-name="P29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3562626803" text:style-name="L4">
              <text:list-item>
                <text:p text:style-name="P40"><text:span text:style-name="T19">Lead </text:span><text:span text:style-name="T20">&amp; mentor</text:span><text:span text:style-name="T21">ed</text:span><text:span text:style-name="T20"> </text:span><text:span text:style-name="T19">undergraduates </text:span><text:span text:style-name="T22">on various</text:span><text:span text:style-name="T19"> research </text:span><text:span text:style-name="T22">projects</text:span></text:p>
              </text:list-item>
            </text:list>
          </table:table-cell>
          <table:table-cell table:style-name="Table3.A1" office:value-type="string">
            <text:p text:style-name="P25">201<text:span text:style-name="T26">1 – 2014</text:span></text:p>
            <text:p text:style-name="P30">Tuscaloosa, AL, USA</text:p>
          </table:table-cell>
        </table:table-row>
      </table:table>
      <text:p text:style-name="P3"><draw:line text:anchor-type="paragraph" draw:z-index="2" draw:style-name="gr1" draw:text-style-name="P47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Open-source projects</text:p>
            <text:list xml:id="list2763632918" text:style-name="L5">
              <text:list-item>
                <text:p text:style-name="P44">whatthepatch: Python diff/patch parsing library, <text:span text:style-name="T39">owner</text:span> <text:span text:style-name="T36">(~500–1K PyPI installs/month). <text:s/>Used in projects from companies like Twitter, Pintrest, Mozilla, and Pixar.</text:span></text:p>
              </text:list-item>
              <text:list-item>
                <text:p text:style-name="P44">Gensim: Python topic modeling library, <text:span text:style-name="T31">core contributor (~28K PyPI installs/month)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2">Research instrumentation</text:p>
            <text:list xml:id="list2554679850" text:style-name="L6">
              <text:list-item>
                <text:p text:style-name="P45">Language-agnostic source code parser using ANTLR4 grammars. <text:span text:style-name="T30">Java, XML</text:span></text:p>
              </text:list-item>
              <text:list-item>
                <text:p text:style-name="P46"><text:span text:style-name="T30">A</text:span>pplication for source code <text:span text:style-name="T28">search</text:span> <text:span text:style-name="T29">using</text:span> linguistic similarity rather than keyword<text:span text:style-name="T27">s. Python</text:span></text:p>
              </text:list-item>
            </text:list>
          </table:table-cell>
        </table:table-row>
      </table:table>
      <text:p text:style-name="P4"><draw:line text:anchor-type="paragraph" draw:z-index="3" draw:style-name="gr1" draw:text-style-name="P47" svg:x1="-0.0071in" svg:y1="0.2154in" svg:x2="6.9409in" svg:y2="0.2154in"><text:p/></draw:line>SKILLS <text:span text:style-name="T32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Programming languages: <text:span text:style-name="T23">C#</text:span><text:span text:style-name="T6"> </text:span><text:span text:style-name="T12">(primary)</text:span><text:span text:style-name="T6">, </text:span><text:span text:style-name="T23">Python</text:span><text:span text:style-name="T6"> </text:span><text:span text:style-name="T12">(secondary)</text:span><text:span text:style-name="T6">, </text:span><text:span text:style-name="T7">Java,</text:span><text:span text:style-name="T6"> C, C++, Rust</text:span></text:p>
            <text:p text:style-name="P14">Platforms<text:span text:style-name="T6">: GNU/Linux, OS X, Windows</text:span></text:p>
            <text:p text:style-name="P15">Tools:<text:span text:style-name="T6"> sh, </text:span><text:span text:style-name="T9">V</text:span><text:span text:style-name="T8">im,</text:span><text:span text:style-name="T6"> Git, SSH, LaTeX</text:span><text:span text:style-name="T10">, </text:span><text:span text:style-name="T11">Visual Studio, </text:span><text:span text:style-name="T23">Visual Studio Code</text:span><text:span text:style-name="T11">, </text:span><text:span text:style-name="T13">Elasticsearch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9-04-16T18:02:04.758000000</dc:date>
    <meta:editing-duration>P1DT18H39M45S</meta:editing-duration>
    <meta:editing-cycles>128</meta:editing-cycles>
    <meta:generator>LibreOffice/6.1.3.2$Windows_X86_64 LibreOffice_project/86daf60bf00efa86ad547e59e09d6bb77c699acb</meta:generator>
    <meta:document-statistic meta:table-count="5" meta:image-count="0" meta:object-count="0" meta:page-count="1" meta:paragraph-count="59" meta:word-count="282" meta:character-count="2007" meta:non-whitespace-character-count="1792"/>
  </office:meta>
</office:document-meta>
</file>